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1" svg:font-family="'Nimbus Mono PS'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45cm" fo:min-width="2.5cm"/>
      <style:paragraph-properties style:writing-mode="lr-tb"/>
    </style:style>
    <style:style style:name="gr3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ffbf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a9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114cm"/>
      <style:paragraph-properties style:writing-mode="lr-tb"/>
    </style:style>
    <style:style style:name="gr7" style:family="graphic" style:parent-style-name="standard">
      <style:graphic-properties draw:stroke="none" draw:fill-color="#77bc65" draw:textarea-horizontal-align="justify" draw:textarea-vertical-align="middle" draw:auto-grow-height="false" fo:min-height="9.686cm" fo:min-width="5.6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2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45cm" fo:min-width="3.1cm"/>
      <style:paragraph-properties style:writing-mode="lr-tb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b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81cm" svg:stroke-color="#00a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.114cm"/>
      <style:paragraph-properties style:writing-mode="lr-tb"/>
    </style:style>
    <style:style style:name="gr15" style:family="graphic" style:parent-style-name="objectwithoutfill">
      <style:graphic-properties svg:stroke-width="0.106cm" svg:stroke-color="#a7074b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draw:fill-color="#ff8000" draw:textarea-horizontal-align="justify" draw:textarea-vertical-align="middle" draw:auto-grow-height="false" fo:min-height="0.45cm" fo:min-width="0.765cm"/>
    </style:style>
    <style:style style:name="gr17" style:family="graphic" style:parent-style-name="objectwithoutfill">
      <style:graphic-properties svg:stroke-color="#ffffff" draw:marker-end="Circle" draw:marker-end-width="0.3cm" draw:fill="none" draw:textarea-vertical-align="middle"/>
    </style:style>
    <style:style style:name="gr18" style:family="graphic" style:parent-style-name="objectwithoutfill">
      <style:graphic-properties svg:stroke-color="#ffffff" draw:marker-start="Circle" draw:marker-end="" draw:marker-end-width="0.3cm" draw:fill="none" draw:textarea-vertical-align="middle"/>
    </style:style>
    <style:style style:name="gr19" style:family="graphic" style:parent-style-name="objectwithoutfill">
      <style:graphic-properties draw:stroke="solid" svg:stroke-width="0.081cm" svg:stroke-color="#00a933" draw:marker-start-width="0.321cm" draw:marker-end="Circle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106cm" svg:stroke-color="#a7074b" draw:marker-start-width="0.358cm" draw:marker-end="Circle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objectwithoutfill">
      <style:graphic-properties svg:stroke-width="0.106cm" svg:stroke-color="#a7074b" draw:marker-start-width="0.359cm" draw:marker-end="Square_20_45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081cm" svg:stroke-color="#a7074b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77bc65"/>
      <style:paragraph-properties fo:text-align="center"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77bc65"/>
      <style:paragraph-properties fo:text-align="center"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</style:style>
    <style:style style:name="P15" style:family="paragraph">
      <style:text-properties fo:font-size="18pt"/>
    </style:style>
    <style:style style:name="P16" style:family="paragraph">
      <loext:graphic-properties draw:fill-color="#ff80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00" style:font-name="Nimbus Mono PS1"/>
    </style:style>
    <style:style style:name="T3" style:family="text">
      <style:text-properties fo:color="#ffff00"/>
    </style:style>
    <style:style style:name="T4" style:family="text">
      <style:text-properties fo:color="#bf0041"/>
    </style:style>
    <style:style style:name="T5" style:family="text">
      <style:text-properties fo:color="#c9211e"/>
    </style:style>
    <style:style style:name="T6" style:family="text">
      <style:text-properties fo:color="#00a933"/>
    </style:style>
    <style:style style:name="T7" style:family="text">
      <style:text-properties fo:font-size="18pt"/>
    </style:style>
    <style:style style:name="T8" style:family="text">
      <style:text-properties fo:color="#ff4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10.8cm" presentation:class="title" presentation:user-transformed="true">
          <draw:text-box>
            <text:p>Interfacing Senso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DHT11 Senso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easures Temperature &amp; Humidity</text:p>
              </text:list-item>
              <text:list-item>
                <text:p>Protocol- 1-Wi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Connections to Pi</text:p>
          </draw:text-box>
        </draw:frame>
        <draw:custom-shape draw:style-name="gr2" draw:text-style-name="P3" draw:layer="layout" svg:width="3cm" svg:height="3.7cm" svg:x="1.8cm" svg:y="5.8cm">
          <text:p text:style-name="P3">DHT11</text:p>
          <text:p text:style-name="P3">Senso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1cm" svg:y1="6.3cm" svg:x2="17.6cm" svg:y2="6.3cm">
          <text:p/>
        </draw:line>
        <draw:line draw:style-name="gr4" draw:text-style-name="P4" draw:layer="layout" svg:x1="5.093cm" svg:y1="7.7cm" svg:x2="17.6cm" svg:y2="7.7cm">
          <text:p/>
        </draw:line>
        <draw:line draw:style-name="gr5" draw:text-style-name="P4" draw:layer="layout" svg:x1="5.086cm" svg:y1="9.2cm" svg:x2="17.6cm" svg:y2="9.2cm">
          <text:p/>
        </draw:line>
        <draw:frame draw:style-name="gr6" draw:text-style-name="P5" draw:layer="layout" svg:width="2.614cm" svg:height="3.806cm" svg:x="5.2cm" svg:y="5.4cm">
          <draw:text-box>
            <text:p>Power</text:p>
            <text:p/>
            <text:p>Data</text:p>
            <text:p/>
            <text:p>Ground</text:p>
          </draw:text-box>
        </draw:frame>
        <draw:custom-shape draw:style-name="gr7" draw:text-style-name="P6" draw:layer="layout" svg:width="6.8cm" svg:height="10.6cm" svg:x="18.6cm" svg:y="3.1cm">
          <text:p text:style-name="P3">Raspberry-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.796cm" svg:height="3.806cm" svg:x="14.5cm" svg:y="5.4cm">
          <draw:text-box>
            <text:p>5V</text:p>
            <text:p/>
            <text:p>GPIO24</text:p>
            <text:p/>
            <text:p>Ground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Software Dependenci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CircuitPython</text:span></text:p>
                <text:list>
                  <text:list-item>
                    <text:p text:style-name="P8"><text:span text:style-name="T2">pip3 install adafruit-blinka</text:span></text:p>
                  </text:list-item>
                </text:list>
              </text:list-item>
              <text:list-item>
                <text:p text:style-name="P7"><text:span text:style-name="T1">DHT Library</text:span></text:p>
                <text:list>
                  <text:list-item>
                    <text:p text:style-name="P8"><text:span text:style-name="T2">pip3 install adafruit-circuitpython-dht</text:span></text:p>
                  </text:list-item>
                  <text:list-item>
                    <text:p text:style-name="P8"><text:span text:style-name="T2">sudo apt-get install libgpiod2</text:span></text:p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3">import</text:span> time</text:p>
            <text:p><text:span text:style-name="T3">import</text:span> board</text:p>
            <text:p><text:span text:style-name="T3">import</text:span> adafruit_dht</text:p>
            <text:p><text:s/></text:p>
            <text:p><text:span text:style-name="T4"># DHT11 device variable &amp; data pin GPIO24:</text:span></text:p>
            <text:p>dhtDevice = adafruit_dht.DHT11(board.D24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5"># Run this code in forever loop</text:span></text:p>
            <text:p>temperature_c = dhtDevice.temperature</text:p>
            <text:p>humidity = dhtDevice.humidity</text:p>
            <text:p>print(</text:p>
            <text:p><text:s text:c="12"/><text:span text:style-name="T6">"Temp: {:.1f} C <text:s text:c="3"/>Humidity: {}% "</text:span>.format(</text:p>
            <text:p><text:s text:c="16"/>temperature_c, humidity</text:p>
            <text:p><text:s text:c="12"/>)</text:p>
            <text:p>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Infrared(IR) Sensor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tects the presence of IR nearby</text:p>
              </text:list-item>
              <text:list-item>
                <text:p>Works as proximity sens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Connections to Pi</text:p>
          </draw:text-box>
        </draw:frame>
        <draw:custom-shape draw:style-name="gr2" draw:text-style-name="P9" draw:layer="layout" svg:width="3cm" svg:height="3.7cm" svg:x="1.8cm" svg:y="5.8cm">
          <text:p text:style-name="P9"><text:span text:style-name="T7">IR</text:span></text:p>
          <text:p text:style-name="P9"><text:span text:style-name="T7">Sensor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1cm" svg:y1="6.3cm" svg:x2="17.6cm" svg:y2="6.3cm">
          <text:p/>
        </draw:line>
        <draw:line draw:style-name="gr4" draw:text-style-name="P4" draw:layer="layout" svg:x1="5.093cm" svg:y1="7.7cm" svg:x2="17.6cm" svg:y2="7.7cm">
          <text:p/>
        </draw:line>
        <draw:line draw:style-name="gr5" draw:text-style-name="P4" draw:layer="layout" svg:x1="5.086cm" svg:y1="9.2cm" svg:x2="17.6cm" svg:y2="9.2cm">
          <text:p/>
        </draw:line>
        <draw:frame draw:style-name="gr6" draw:text-style-name="P10" draw:layer="layout" svg:width="2.614cm" svg:height="3.806cm" svg:x="5.2cm" svg:y="5.4cm">
          <draw:text-box>
            <text:p><text:span text:style-name="T7">Power</text:span></text:p>
            <text:p><text:span text:style-name="T7"/></text:p>
            <text:p><text:span text:style-name="T7">OUT</text:span></text:p>
            <text:p><text:span text:style-name="T7"/></text:p>
            <text:p><text:span text:style-name="T7">Ground</text:span></text:p>
          </draw:text-box>
        </draw:frame>
        <draw:custom-shape draw:style-name="gr7" draw:text-style-name="P11" draw:layer="layout" svg:width="6.8cm" svg:height="10.6cm" svg:x="18.6cm" svg:y="3.1cm">
          <text:p text:style-name="P9"><text:span text:style-name="T7">Raspberry-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2.614cm" svg:height="3.806cm" svg:x="14.5cm" svg:y="5.4cm">
          <draw:text-box>
            <text:p><text:span text:style-name="T7">3.3V</text:span></text:p>
            <text:p><text:span text:style-name="T7"/></text:p>
            <text:p><text:span text:style-name="T7">GPIO4</text:span></text:p>
            <text:p><text:span text:style-name="T7"/></text:p>
            <text:p><text:span text:style-name="T7">Ground</text:span></text:p>
          </draw:text-box>
        </draw:frame>
        <draw:frame draw:style-name="gr9" draw:text-style-name="P5" draw:layer="layout" svg:width="13cm" svg:height="2.384cm" svg:x="1.6cm" svg:y="10.8cm">
          <draw:text-box>
            <text:p>Note:</text:p>
            <text:p>OUT pin is High/1 if sensor detects IR else it is Low/0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><text:span text:style-name="T3">Import</text:span> RPi.GPIO <text:span text:style-name="T3">as</text:span> GPIO</text:p>
            <text:p><text:span text:style-name="T3">Import</text:span> time</text:p>
            <text:p/>
            <text:p><text:span text:style-name="T8"># Equivalent to GPIO4</text:span></text:p>
            <text:p>PIN=7</text:p>
            <text:p/>
            <text:p><text:span text:style-name="T8"># Set mode to use board pin number</text:span> </text:p>
            <text:p>GPIO.setmode(GPIO.BOARD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13"><text:span text:style-name="T5"># Input PIN for IR</text:span></text:p>
            <text:p text:style-name="P13">GPIO.setup( <text:span text:style-name="T3">PIN</text:span>, GPIO.IN) </text:p>
            <text:p text:style-name="P13"/>
            <text:p text:style-name="P13"><text:span text:style-name="T5"># Read input</text:span> </text:p>
            <text:p text:style-name="P13">Value <text:s/>= GPIO.input(<text:span text:style-name="T3">PIN</text:span>)</text:p>
            <text:p text:style-name="P13"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Ultra Sonic Sens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 read distance</text:p>
              </text:list-item>
              <text:list-item>
                <text:p>Configure the range of dist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Connections to Pi</text:p>
          </draw:text-box>
        </draw:frame>
        <draw:custom-shape draw:style-name="gr10" draw:text-style-name="P9" draw:layer="layout" svg:width="3.6cm" svg:height="4.7cm" svg:x="1.2cm" svg:y="4.8cm">
          <text:p text:style-name="P9"><text:span text:style-name="T7">Ultra Sonic</text:span></text:p>
          <text:p text:style-name="P9"><text:span text:style-name="T7">Senso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5.1cm" svg:y1="5.5cm" svg:x2="17.6cm" svg:y2="5.5cm">
          <text:p/>
        </draw:line>
        <draw:line draw:style-name="gr12" draw:text-style-name="P4" draw:layer="layout" svg:x1="5.093cm" svg:y1="6.9cm" svg:x2="17.6cm" svg:y2="6.9cm">
          <text:p/>
        </draw:line>
        <draw:line draw:style-name="gr13" draw:text-style-name="P4" draw:layer="layout" svg:x1="5.086cm" svg:y1="9.6cm" svg:x2="17.6cm" svg:y2="9.6cm">
          <text:p/>
        </draw:line>
        <draw:frame draw:style-name="gr14" draw:text-style-name="P10" draw:layer="layout" svg:width="2.614cm" svg:height="5.228cm" svg:x="5cm" svg:y="4.6cm">
          <draw:text-box>
            <text:p text:style-name="P15"><text:span text:style-name="T7">Power</text:span></text:p>
            <text:p text:style-name="P15"><text:span text:style-name="T7"/></text:p>
            <text:p text:style-name="P15"><text:span text:style-name="T7">Trigger</text:span></text:p>
            <text:p text:style-name="P15"><text:span text:style-name="T7"/></text:p>
            <text:p text:style-name="P15"><text:span text:style-name="T7">Echo</text:span></text:p>
            <text:p text:style-name="P15"><text:span text:style-name="T7"/></text:p>
            <text:p text:style-name="P15"><text:span text:style-name="T7">Ground</text:span></text:p>
          </draw:text-box>
        </draw:frame>
        <draw:custom-shape draw:style-name="gr7" draw:text-style-name="P11" draw:layer="layout" svg:width="6.8cm" svg:height="10.6cm" svg:x="18.6cm" svg:y="3.1cm">
          <text:p text:style-name="P9"><text:span text:style-name="T7">Raspberry-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2.796cm" svg:height="5.228cm" svg:x="14.5cm" svg:y="4.5cm">
          <draw:text-box>
            <text:p text:style-name="P15"><text:span text:style-name="T7">5 V</text:span></text:p>
            <text:p text:style-name="P15"><text:span text:style-name="T7"/></text:p>
            <text:p text:style-name="P15"><text:span text:style-name="T7">GPIO14</text:span></text:p>
            <text:p text:style-name="P15"><text:span text:style-name="T7"/></text:p>
            <text:p text:style-name="P15"><text:span text:style-name="T7">GPIO15</text:span></text:p>
            <text:p text:style-name="P15"><text:span text:style-name="T7"/></text:p>
            <text:p text:style-name="P15"><text:span text:style-name="T7">Ground</text:span></text:p>
          </draw:text-box>
        </draw:frame>
        <draw:line draw:style-name="gr15" draw:text-style-name="P4" draw:layer="layout" svg:x1="5.287cm" svg:y1="8.3cm" svg:x2="9.2cm" svg:y2="8.3cm">
          <text:p/>
        </draw:line>
        <draw:custom-shape draw:style-name="gr16" draw:text-style-name="P16" draw:layer="layout" svg:width="1.265cm" svg:height="0.7cm" svg:x="10.432cm" svg:y="12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1.639cm" svg:y1="12.35cm" svg:x2="12.329cm" svg:y2="12.35cm">
          <text:p/>
        </draw:line>
        <draw:line draw:style-name="gr18" draw:text-style-name="P4" draw:layer="layout" svg:x1="9.2cm" svg:y1="12.4cm" svg:x2="10.49cm" svg:y2="12.35cm">
          <text:p/>
        </draw:line>
        <draw:custom-shape draw:style-name="gr16" draw:text-style-name="P16" draw:layer="layout" svg:width="1.265cm" svg:height="0.7cm" svg:x="12.903cm" svg:y="12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11cm" svg:y1="12.35cm" svg:x2="14.8cm" svg:y2="12.35cm">
          <text:p/>
        </draw:line>
        <draw:line draw:style-name="gr18" draw:text-style-name="P4" draw:layer="layout" svg:x1="12.271cm" svg:y1="12.35cm" svg:x2="12.961cm" svg:y2="12.35cm">
          <text:p/>
        </draw:line>
        <draw:line draw:style-name="gr19" draw:text-style-name="P4" draw:layer="layout" svg:x1="14.7cm" svg:y1="9.628cm" svg:x2="14.7cm" svg:y2="12.35cm">
          <text:p/>
        </draw:line>
        <draw:line draw:style-name="gr20" draw:text-style-name="P4" draw:layer="layout" svg:x1="9.181cm" svg:y1="8.3cm" svg:x2="9.2cm" svg:y2="12.6cm">
          <text:p/>
        </draw:line>
        <draw:frame draw:style-name="gr21" draw:text-style-name="P17" draw:layer="layout" svg:width="1.311cm" svg:height="0.962cm" svg:x="11cm" svg:y="13cm">
          <draw:text-box>
            <text:p>R1</text:p>
          </draw:text-box>
        </draw:frame>
        <draw:frame draw:style-name="gr21" draw:text-style-name="P17" draw:layer="layout" svg:width="1.311cm" svg:height="0.962cm" svg:x="13.4cm" svg:y="13.2cm">
          <draw:text-box>
            <text:p>R2</text:p>
          </draw:text-box>
        </draw:frame>
        <draw:line draw:style-name="gr22" draw:text-style-name="P4" draw:layer="layout" svg:x1="12.182cm" svg:y1="8.4cm" svg:x2="12.201cm" svg:y2="12.5cm">
          <text:p/>
        </draw:line>
        <draw:line draw:style-name="gr23" draw:text-style-name="P4" draw:layer="layout" svg:x1="12.182cm" svg:y1="8.402cm" svg:x2="17.4cm" svg:y2="8.402cm">
          <text:p/>
        </draw:lin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3">import</text:span> RPi.GPIO as GPIO</text:p>
            <text:p><text:span text:style-name="T3">import</text:span> time</text:p>
            <text:p><text:span text:style-name="T8">#Use Board mode for GPIO</text:span></text:p>
            <text:p>GPIO.setmode(GPIO.BOARD)</text:p>
            <text:p>TRIG=8</text:p>
            <text:p>ECHO=10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5"># Setting sensor</text:span></text:p>
            <text:p>GPIO.output(TRIG, 0)</text:p>
            <text:p>time.sleep(2)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12.2cm" svg:x="1.4cm" svg:y="2.2cm" presentation:class="outline" presentation:user-transformed="true">
          <draw:text-box>
            <text:p>print(<text:span text:style-name="T6">“Pulse sent”</text:span>) <text:s text:c="5"/></text:p>
            <text:p>GPIO.output(TRIG, <text:span text:style-name="T3">True</text:span>)</text:p>
            <text:p>time.sleep(0.00001)</text:p>
            <text:p>GPIO.output(TRIG, <text:span text:style-name="T3">False</text:span>)</text:p>
            <text:p/>
            <text:p><text:s/><text:span text:style-name="T3">while</text:span> <text:span text:style-name="T3">not</text:span> GPIO.input(ECHO):</text:p>
            <text:p><text:s text:c="5"/>start = time.time()</text:p>
            <text:p/>
            <text:p><text:s text:c="2"/><text:span text:style-name="T3">while</text:span> GPIO.input(ECHO):</text:p>
            <text:p><text:s text:c="6"/>end = time.time(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/>
            <text:p text:style-name="P18"><text:s text:c="7"/>duration = end - start</text:p>
            <text:p text:style-name="P18"/>
            <text:p text:style-name="P18"><text:s text:c="7"/>distance = duration * 17150</text:p>
            <text:p text:style-name="P18"/>
            <text:p text:style-name="P18"><text:s text:c="7"/>distance = round(distance, 2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1" svg:font-family="'Nimbus Mono PS'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23:29:30.954123592</meta:creation-date>
    <meta:editing-duration>PT2H46M57S</meta:editing-duration>
    <meta:editing-cycles>23</meta:editing-cycles>
    <meta:generator>LibreOffice/6.4.5.2$Linux_X86_64 LibreOffice_project/40$Build-2</meta:generator>
    <dc:title>Portfolio</dc:title>
    <dc:date>2020-08-26T11:43:03.626651398</dc:date>
    <meta:document-statistic meta:object-count="136"/>
  </office:meta>
</office:document-meta>
</file>